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666666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draw:marker-start-width="0.5cm" draw:marker-end-width="0.5cm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8.9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7.6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4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6.8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2.995cm"/>
    </style:style>
    <style:style style:name="gr17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8.1cm" fo:min-width="11.35cm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min-height="0.55cm" fo:min-width="3.3cm" fo:padding-top="0.225cm" fo:padding-bottom="0.225cm" fo:padding-left="0.35cm" fo:padding-right="0.35cm"/>
    </style:style>
    <style:style style:name="gr19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4.1cm" fo:min-width="9.35cm" fo:padding-top="0.2cm" fo:padding-bottom="0.2cm" fo:padding-left="0.325cm" fo:padding-right="0.325cm"/>
    </style:style>
    <style:style style:name="gr20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min-height="1.562cm" fo:min-width="7.85cm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min-height="0.55cm" fo:min-width="3.8cm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5.698cm"/>
    </style:style>
    <style:style style:name="gr23" style:family="graphic" style:parent-style-name="standard">
      <style:graphic-properties draw:stroke="none" draw:fill="gradient" draw:fill-gradient-name="asdf" draw:textarea-vertical-align="middle"/>
    </style:style>
    <style:style style:name="gr24" style:family="graphic" style:parent-style-name="standard">
      <style:graphic-properties draw:stroke="none" draw:fill="none" fo:min-height="7.889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75cm" fo:min-width="0cm"/>
    </style:style>
    <style:style style:name="P1" style:family="paragraph">
      <style:paragraph-properties fo:text-align="center"/>
      <style:text-properties fo:font-size="26pt" fo:font-weight="bold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4" style:family="paragraph">
      <style:paragraph-properties fo:text-align="center"/>
      <style:text-properties fo:font-size="20pt" fo:font-weight="bold" style:font-size-asian="20pt" style:font-size-complex="20pt"/>
    </style:style>
    <style:style style:name="P5" style:family="paragraph">
      <style:paragraph-properties fo:text-align="center"/>
      <style:text-properties fo:font-size="18pt" fo:font-weight="bold" style:font-size-asian="18pt" style:font-size-complex="18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P11" style:family="paragraph">
      <style:text-properties style:font-name="DejaVu Sans Mono1" fo:font-size="20pt" fo:font-weight="bold" style:font-size-asian="20pt" style:font-size-complex="20pt"/>
    </style:style>
    <style:style style:name="P12" style:family="paragraph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line-height="100%" fo:text-align="end"/>
    </style:style>
    <style:style style:name="P14" style:family="paragraph">
      <style:paragraph-properties fo:line-height="100%" fo:text-align="end"/>
      <style:text-properties fo:color="#0000ff" fo:font-weight="bold"/>
    </style:style>
    <style:style style:name="P15" style:family="paragraph">
      <style:paragraph-properties fo:line-height="100%" fo:text-align="end"/>
      <style:text-properties fo:color="#ff3333" fo:font-weight="bold"/>
    </style:style>
    <style:style style:name="T1" style:family="text">
      <style:text-properties fo:font-size="26pt" fo:font-weight="bold" style:font-size-asian="26pt" style:font-size-complex="26pt"/>
    </style:style>
    <style:style style:name="T2" style:family="text">
      <style:text-properties style:font-name="DejaVu Sans Mono1" fo:font-size="40pt" style:font-size-asian="40pt" style:font-size-complex="40pt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DejaVu Sans Mono1" fo:font-size="20pt" fo:font-weight="bold" style:font-size-asian="20pt" style:font-size-complex="20pt"/>
    </style:style>
    <style:style style:name="T9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ff" fo:font-weight="bold"/>
    </style:style>
    <style:style style:name="T11" style:family="text">
      <style:text-properties fo:color="#ff3333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3cm" svg:height="3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1cm">
          <text:p text:style-name="P2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2.5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2.5cm" svg:y="2.5cm">
          <text:p text:style-name="P2"><text:span text:style-name="T1">{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1cm" svg:x2="5.5cm" svg:y2="4.5cm">
          <text:p/>
        </draw:line>
        <draw:line draw:style-name="gr4" draw:text-style-name="P2" draw:layer="layout" svg:x1="6.5cm" svg:y1="3.51cm" svg:x2="6.5cm" svg:y2="4.499cm">
          <text:p/>
        </draw:line>
        <draw:line draw:style-name="gr4" draw:text-style-name="P2" draw:layer="layout" svg:x1="7.5cm" svg:y1="3.509cm" svg:x2="7.5cm" svg:y2="4.498cm">
          <text:p/>
        </draw:line>
        <draw:line draw:style-name="gr4" draw:text-style-name="P2" draw:layer="layout" svg:x1="8.5cm" svg:y1="3.508cm" svg:x2="8.5cm" svg:y2="4.497cm">
          <text:p/>
        </draw:line>
        <draw:line draw:style-name="gr4" draw:text-style-name="P2" draw:layer="layout" svg:x1="9.5cm" svg:y1="3.507cm" svg:x2="9.5cm" svg:y2="4.496cm">
          <text:p/>
        </draw:line>
        <draw:line draw:style-name="gr4" draw:text-style-name="P2" draw:layer="layout" svg:x1="10.5cm" svg:y1="3.506cm" svg:x2="10.5cm" svg:y2="4.495cm">
          <text:p/>
        </draw:line>
        <draw:line draw:style-name="gr4" draw:text-style-name="P2" draw:layer="layout" svg:x1="11.5cm" svg:y1="3.505cm" svg:x2="11.5cm" svg:y2="4.494cm">
          <text:p/>
        </draw:line>
        <draw:line draw:style-name="gr4" draw:text-style-name="P2" draw:layer="layout" svg:x1="12.5cm" svg:y1="3.504cm" svg:x2="12.5cm" svg:y2="4.493cm">
          <text:p/>
        </draw:line>
        <draw:line draw:style-name="gr4" draw:text-style-name="P2" draw:layer="layout" svg:x1="13.5cm" svg:y1="3.503cm" svg:x2="13.5cm" svg:y2="4.492cm">
          <text:p/>
        </draw:line>
        <draw:line draw:style-name="gr4" draw:text-style-name="P2" draw:layer="layout" svg:x1="14.5cm" svg:y1="3.502cm" svg:x2="14.5cm" svg:y2="4.491cm">
          <text:p/>
        </draw:line>
        <draw:line draw:style-name="gr4" draw:text-style-name="P2" draw:layer="layout" svg:x1="15.5cm" svg:y1="3.501cm" svg:x2="15.5cm" svg:y2="4.49cm">
          <text:p/>
        </draw:line>
        <draw:line draw:style-name="gr4" draw:text-style-name="P2" draw:layer="layout" svg:x1="4.5cm" svg:y1="3.5cm" svg:x2="4.5cm" svg:y2="4.489cm">
          <text:p/>
        </draw:lin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letus">
        <draw:custom-shape draw:style-name="gr3" draw:text-style-name="P3" draw:layer="layout" svg:width="1cm" svg:height="1.5cm" svg:x="4cm" svg:y="4.501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01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01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01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01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01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2cm" svg:x2="5.5cm" svg:y2="4.501cm">
          <text:p/>
        </draw:line>
        <draw:line draw:style-name="gr4" draw:text-style-name="P2" draw:layer="layout" svg:x1="6.5cm" svg:y1="3.511cm" svg:x2="6.5cm" svg:y2="4.5cm">
          <text:p/>
        </draw:line>
        <draw:line draw:style-name="gr4" draw:text-style-name="P2" draw:layer="layout" svg:x1="7.5cm" svg:y1="3.51cm" svg:x2="7.5cm" svg:y2="4.499cm">
          <text:p/>
        </draw:line>
        <draw:line draw:style-name="gr4" draw:text-style-name="P2" draw:layer="layout" svg:x1="8.5cm" svg:y1="3.509cm" svg:x2="8.5cm" svg:y2="4.498cm">
          <text:p/>
        </draw:line>
        <draw:line draw:style-name="gr4" draw:text-style-name="P2" draw:layer="layout" svg:x1="9.5cm" svg:y1="3.508cm" svg:x2="9.5cm" svg:y2="4.497cm">
          <text:p/>
        </draw:line>
        <draw:line draw:style-name="gr4" draw:text-style-name="P2" draw:layer="layout" svg:x1="10.5cm" svg:y1="3.507cm" svg:x2="10.5cm" svg:y2="4.496cm">
          <text:p/>
        </draw:line>
        <draw:line draw:style-name="gr4" draw:text-style-name="P2" draw:layer="layout" svg:x1="11.5cm" svg:y1="3.506cm" svg:x2="11.5cm" svg:y2="4.495cm">
          <text:p/>
        </draw:line>
        <draw:line draw:style-name="gr4" draw:text-style-name="P2" draw:layer="layout" svg:x1="12.5cm" svg:y1="3.505cm" svg:x2="12.5cm" svg:y2="4.494cm">
          <text:p/>
        </draw:line>
        <draw:line draw:style-name="gr4" draw:text-style-name="P2" draw:layer="layout" svg:x1="13.5cm" svg:y1="3.504cm" svg:x2="13.5cm" svg:y2="4.493cm">
          <text:p/>
        </draw:line>
        <draw:line draw:style-name="gr4" draw:text-style-name="P2" draw:layer="layout" svg:x1="14.5cm" svg:y1="3.503cm" svg:x2="14.5cm" svg:y2="4.492cm">
          <text:p/>
        </draw:line>
        <draw:line draw:style-name="gr4" draw:text-style-name="P2" draw:layer="layout" svg:x1="15.5cm" svg:y1="3.502cm" svg:x2="15.5cm" svg:y2="4.491cm">
          <text:p/>
        </draw:line>
        <draw:line draw:style-name="gr4" draw:text-style-name="P2" draw:layer="layout" svg:x1="4.5cm" svg:y1="3.501cm" svg:x2="4.5cm" svg:y2="4.49cm">
          <text:p/>
        </draw:lin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Oletus">
        <draw:custom-shape draw:style-name="gr6" draw:text-style-name="P6" draw:layer="layout" svg:width="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3cm">
          <text:p/>
        </draw:line>
        <draw:custom-shape draw:style-name="gr7" draw:text-style-name="P7" draw:layer="layout" svg:width="1cm" svg:height="1cm" svg:x="4.5cm" svg:y="1.5cm">
          <text:p text:style-name="P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3cm" svg:x="7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5cm" svg:y1="2cm" svg:x2="10.5cm" svg:y2="3cm">
          <text:p/>
        </draw:line>
        <draw:line draw:style-name="gr8" draw:text-style-name="P6" draw:layer="layout" svg:x1="8.5cm" svg:y1="3cm" svg:x2="10.5cm" svg:y2="3cm">
          <text:p/>
        </draw:line>
        <draw:custom-shape draw:style-name="gr7" draw:text-style-name="P8" draw:layer="layout" svg:width="1cm" svg:height="1cm" svg:x="10.5cm" svg:y="1.5cm">
          <text:p text:style-name="P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5cm" svg:height="8.5cm" svg:x="0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6cm">
          <text:p text:style-name="P2"><text:span text:style-name="T5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cm">
          <text:p text:style-name="P2"><text:span text:style-name="T5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6.5cm" svg:x2="5cm" svg:y2="6.5cm">
          <text:p/>
        </draw:line>
        <draw:line draw:style-name="gr8" draw:text-style-name="P6" draw:layer="layout" svg:x1="3cm" svg:y1="7.5cm" svg:x2="5cm" svg:y2="7.5cm">
          <text:p/>
        </draw:line>
        <draw:custom-shape draw:style-name="gr7" draw:text-style-name="P7" draw:layer="layout" svg:width="6cm" svg:height="1cm" svg:x="5cm" svg:y="7cm">
          <text:p text:style-name="P9"><text:span text:style-name="T5">'hi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6.5cm" svg:height="3cm" svg:x="2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.5cm" svg:y="11.5cm">
          <text:p text:style-name="P2"><text:span text:style-name="T5">d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5cm" svg:y1="12cm" svg:x2="5.5cm" svg:y2="12cm">
          <text:p/>
        </draw:line>
        <draw:custom-shape draw:style-name="gr7" draw:text-style-name="P7" draw:layer="layout" svg:width="15cm" svg:height="1cm" svg:x="5.5cm" svg:y="11.5cm">
          <text:p text:style-name="P9"><text:span text:style-name="T5">"hello again, ..."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1cm" svg:x="5cm" svg:y="5.987cm">
          <text:p text:style-name="P9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.987cm">
          <text:p text:style-name="P2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8.487cm" svg:x2="5cm" svg:y2="8.487cm">
          <text:p/>
        </draw:line>
        <draw:custom-shape draw:style-name="gr7" draw:text-style-name="P7" draw:layer="layout" svg:width="6cm" svg:height="1cm" svg:x="5cm" svg:y="7.987cm">
          <text:p text:style-name="P9"><text:span text:style-name="T5">'hell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5cm" svg:height="1.5cm" svg:x="8cm" svg:y="9.2cm">
          <text:p text:style-name="P2"><text:span text:style-name="T5">thing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cm" svg:height="12cm" svg:x="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cm" svg:height="1cm" svg:x="1.5cm" svg:y="15.5cm">
          <text:p text:style-name="P2"><text:span text:style-name="T5">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6cm" svg:height="1cm" svg:x="1.5cm" svg:y="19cm">
          <text:p text:style-name="P2"><text:span text:style-name="T5">'wub_wub'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16cm" svg:x2="7.5cm" svg:y2="16cm">
          <text:p/>
        </draw:line>
        <draw:custom-shape draw:style-name="gr7" draw:text-style-name="P7" draw:layer="layout" svg:width="1cm" svg:height="1cm" svg:x="7.5cm" svg:y="15.5cm">
          <text:p text:style-name="P2"><text:span text:style-name="T5">[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.5cm" svg:y="15.52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1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.5cm" svg:y="15.5cm">
          <text:p text:style-name="P2"><text:span text:style-name="T5">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7.5cm" svg:height="1cm" svg:x="1.5cm" svg:y="23.5cm">
          <text:p text:style-name="P2"><text:span text:style-name="T5">'theelous3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6cm" svg:height="1cm" svg:x="12cm" svg:y="23.5cm">
          <text:p text:style-name="P2"><text:span text:style-name="T5">'RubyPinch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6cm" svg:height="1cm" svg:x="13.5cm" svg:y="19cm">
          <text:p text:style-name="P2"><text:span text:style-name="T5">'go|dfish'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1cm" svg:x="4.5cm" svg:y="2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1cm" svg:height="1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1cm" svg:height="1cm" svg:x="9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1cm" svg:height="1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1cm" svg:height="1cm" svg:x="12cm" svg:y="15.5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9.5cm" svg:y1="16.5cm" svg:x2="5.25cm" svg:y2="23.5cm" draw:start-shape="id1" draw:start-glue-point="2" draw:end-shape="id2" svg:d="M9500 16500c0 5250-4250 1750-4250 7000" svg:viewBox="0 0 4251 7001">
          <text:p/>
        </draw:connector>
        <draw:connector draw:style-name="gr8" draw:text-style-name="P2" draw:layer="layout" draw:type="curve" svg:x1="8.5cm" svg:y1="16.5cm" svg:x2="4.5cm" svg:y2="19cm" draw:start-shape="id3" draw:start-glue-point="2" draw:end-shape="id4" svg:d="M8500 16500c0 1875-4000 625-4000 2500" svg:viewBox="0 0 4001 2501">
          <text:p/>
        </draw:connector>
        <draw:connector draw:style-name="gr8" draw:text-style-name="P2" draw:layer="layout" draw:type="curve" svg:x1="11.5cm" svg:y1="16.5cm" svg:x2="15cm" svg:y2="23.5cm" draw:start-shape="id5" draw:start-glue-point="2" draw:end-shape="id6" draw:end-glue-point="0" svg:d="M11500 16500c0 5230 3500 1731 3500 7000" svg:viewBox="0 0 3501 7001">
          <text:p/>
        </draw:connector>
        <draw:connector draw:style-name="gr8" draw:text-style-name="P2" draw:layer="layout" draw:type="curve" svg:x1="12.5cm" svg:y1="16.5cm" svg:x2="16.5cm" svg:y2="19cm" draw:start-shape="id7" draw:start-glue-point="2" draw:end-shape="id8" svg:d="M12500 16500c0 1855 4000 606 4000 2500" svg:viewBox="0 0 4001 2501">
          <text:p/>
        </draw:connector>
        <draw:custom-shape draw:style-name="gr10" draw:text-style-name="P2" xml:id="id9" draw:id="id9" draw:layer="layout" svg:width="1cm" svg:height="1cm" svg:x="10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7.5cm" svg:height="1cm" svg:x="6.8cm" svg:y="25.5cm">
          <text:p text:style-name="P2"><text:span text:style-name="T5">'Nitori'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0.5cm" svg:y1="16.5cm" svg:x2="10.55cm" svg:y2="25.5cm" draw:start-shape="id9" draw:start-glue-point="2" draw:end-shape="id10" draw:end-glue-point="0" svg:d="M10500 16500c0 6730 50 2231 50 9000" svg:viewBox="0 0 51 9001">
          <text:p/>
        </draw:connector>
      </draw:page>
      <draw:page draw:name="page9" draw:style-name="dp1" draw:master-page-name="Oletus">
        <draw:custom-shape draw:style-name="gr6" draw:text-style-name="P6" draw:layer="layout" svg:width="8.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2cm">
          <text:p/>
        </draw:line>
        <draw:custom-shape draw:style-name="gr7" draw:text-style-name="P7" draw:layer="layout" svg:width="5cm" svg:height="1cm" svg:x="4.5cm" svg:y="1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5cm" svg:height="3.5cm" svg:x="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5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7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6cm" svg:x2="4.5cm" svg:y2="6cm">
          <text:p/>
        </draw:line>
        <draw:line draw:style-name="gr8" draw:text-style-name="P6" draw:layer="layout" svg:x1="2.5cm" svg:y1="7.5cm" svg:x2="4.5cm" svg:y2="7.5cm">
          <text:p/>
        </draw:line>
        <draw:custom-shape draw:style-name="gr7" draw:text-style-name="P7" draw:layer="layout" svg:width="5cm" svg:height="1cm" svg:x="4.5cm" svg:y="5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cm" svg:height="1cm" svg:x="4.5cm" svg:y="7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Oletus">
        <draw:custom-shape draw:style-name="gr11" draw:text-style-name="P6" draw:layer="layout" svg:width="12cm" svg:height="9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cm" svg:height="1cm" svg:x="6.5cm" svg:y="1.5cm">
          <text:p text:style-name="P2"><text:span text:style-name="T7">Iterab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0cm" svg:height="3.5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4cm" svg:height="1cm" svg:x="6cm" svg:y="7cm">
          <text:p text:style-name="P2"><text:span text:style-name="T7">Iterators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9.481cm" svg:height="1.081cm" svg:x="3.5cm" svg:y="8.1cm">
          <draw:text-box>
            <text:p><text:span text:style-name="T8">open('test.txt', 'r')</text:span></text:p>
          </draw:text-box>
        </draw:frame>
        <draw:frame draw:style-name="gr13" draw:text-style-name="P11" draw:layer="layout" svg:width="8.198cm" svg:height="1.081cm" svg:x="3.302cm" svg:y="9.519cm">
          <draw:text-box>
            <text:p><text:span text:style-name="T8">enumerate('hello')</text:span></text:p>
          </draw:text-box>
        </draw:frame>
        <draw:frame draw:style-name="gr14" draw:text-style-name="P11" draw:layer="layout" svg:width="6.916cm" svg:height="1.081cm" svg:x="3.019cm" svg:y="3.419cm">
          <draw:text-box>
            <text:p><text:span text:style-name="T8">['a', 'b', 'c']</text:span></text:p>
          </draw:text-box>
        </draw:frame>
        <draw:frame draw:style-name="gr15" draw:text-style-name="P11" draw:layer="layout" svg:width="7.343cm" svg:height="1.081cm" svg:x="4cm" svg:y="5.419cm">
          <draw:text-box>
            <text:p><text:span text:style-name="T8">{'a': 1, 'b': 2}</text:span></text:p>
          </draw:text-box>
        </draw:frame>
        <draw:frame draw:style-name="gr16" draw:text-style-name="P11" draw:layer="layout" svg:width="3.495cm" svg:height="1.081cm" svg:x="11.005cm" svg:y="3.919cm">
          <draw:text-box>
            <text:p><text:span text:style-name="T8">'hello'</text:span></text:p>
          </draw:text-box>
        </draw:frame>
        <draw:custom-shape draw:style-name="gr17" draw:text-style-name="P6" draw:layer="layout" svg:width="12cm" svg:height="8.5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cm" svg:height="1cm" svg:x="6.5cm" svg:y="15.5cm">
          <text:p text:style-name="P2"><text:span text:style-name="T7">Iterables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0cm" svg:height="4.5cm" svg:x="3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4cm" svg:height="1cm" svg:x="6cm" svg:y="19cm">
          <text:p text:style-name="P2"><text:span text:style-name="T7">Iterators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8.198cm" svg:height="1.081cm" svg:x="3.302cm" svg:y="19.919cm">
          <draw:text-box>
            <text:p><text:span text:style-name="T8">enumerate('hello')</text:span></text:p>
          </draw:text-box>
        </draw:frame>
        <draw:frame draw:style-name="gr14" draw:text-style-name="P11" draw:layer="layout" svg:width="6.916cm" svg:height="1.081cm" svg:x="3.019cm" svg:y="17.419cm">
          <draw:text-box>
            <text:p><text:span text:style-name="T8">['a', 'b', 'c']</text:span></text:p>
          </draw:text-box>
        </draw:frame>
        <draw:frame draw:style-name="gr16" draw:text-style-name="P11" draw:layer="layout" svg:width="3.495cm" svg:height="1.081cm" svg:x="10.005cm" svg:y="16.919cm">
          <draw:text-box>
            <text:p><text:span text:style-name="T8">'hello'</text:span></text:p>
          </draw:text-box>
        </draw:frame>
        <draw:custom-shape draw:style-name="gr20" draw:text-style-name="P6" draw:layer="layout" svg:width="8.5cm" svg:height="1.962cm" svg:x="4cm" svg:y="2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4.5cm" svg:height="1cm" svg:x="6cm" svg:y="21.038cm">
          <text:p text:style-name="P2"><text:span text:style-name="T7">Generators</text:span></text:p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6.198cm" svg:height="1.081cm" svg:x="4.802cm" svg:y="21.92cm">
          <draw:text-box>
            <text:p><text:span text:style-name="T8">countdown()</text:span></text:p>
          </draw:text-box>
        </draw:frame>
      </draw:page>
      <draw:page draw:name="page11" draw:style-name="dp1" draw:master-page-name="Oletus">
        <draw:polygon draw:style-name="gr23" draw:text-style-name="P2" draw:layer="layout" svg:width="0.499cm" svg:height="0.937cm" svg:x="4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.5cm" svg:y="16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4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.5cm" svg:y="18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4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5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6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7.5cm" svg:y="14.1cm" svg:viewBox="0 0 500 938" draw:points="0,0 500,0 500,688 375,500 313,938 250,563 188,875 125,375 0,688">
          <text:p/>
        </draw:polygon>
        <draw:polygon draw:style-name="gr23" draw:text-style-name="P2" draw:layer="layout" svg:width="0.499cm" svg:height="0.937cm" svg:x="8.5cm" svg:y="14.1cm" svg:viewBox="0 0 500 938" draw:points="0,0 500,0 500,688 375,500 313,938 250,563 188,875 125,375 0,688">
          <text:p/>
        </draw:polygon>
        <draw:frame draw:style-name="gr24" draw:text-style-name="P12" draw:layer="layout" svg:width="14.87cm" svg:height="8.139cm" svg:x="2.63cm" svg:y="11.889cm">
          <draw:text-box>
            <text:p><text:span text:style-name="T9">def printygen():</text:span></text:p>
            <text:p><text:span text:style-name="T9"><text:s text:c="4"/></text:span><text:span text:style-name="T9">print("starting")</text:span></text:p>
            <text:p><text:span text:style-name="T9"><text:s text:c="4"/></text:span><text:span text:style-name="T9">yield 1</text:span></text:p>
            <text:p><text:span text:style-name="T9"><text:s text:c="4"/></text:span><text:span text:style-name="T9">print("between 1 and 2")</text:span></text:p>
            <text:p><text:span text:style-name="T9"><text:s text:c="4"/></text:span><text:span text:style-name="T9">yield 2</text:span></text:p>
            <text:p><text:span text:style-name="T9"><text:s text:c="4"/></text:span><text:span text:style-name="T9">print("between 2 and 3")</text:span></text:p>
            <text:p><text:span text:style-name="T9"><text:s text:c="4"/></text:span><text:span text:style-name="T9">yield 3</text:span></text:p>
            <text:p><text:span text:style-name="T9"><text:s text:c="4"/></text:span><text:span text:style-name="T9">print("end")</text:span></text:p>
          </draw:text-box>
        </draw:frame>
        <draw:polygon draw:style-name="gr25" draw:text-style-name="P2" draw:layer="layout" svg:width="3.999cm" svg:height="7.499cm" svg:x="14cm" svg:y="21.5cm" svg:viewBox="0 0 4000 7500" draw:points="0,0 4000,0 4000,5500 3000,4000 2500,7500 2000,4500 1500,7000 1000,3000 0,5500">
          <text:p/>
        </draw:polygon>
        <draw:frame draw:style-name="gr26" draw:text-style-name="P14" draw:layer="layout" svg:width="3cm" svg:height="1cm" svg:x="1.5cm" svg:y="14cm">
          <draw:text-box>
            <text:p text:style-name="P13"><text:span text:style-name="T10">freeze</text:span></text:p>
          </draw:text-box>
        </draw:frame>
        <draw:frame draw:style-name="gr26" draw:text-style-name="P14" draw:layer="layout" svg:width="3cm" svg:height="1cm" svg:x="1.5cm" svg:y="16cm">
          <draw:text-box>
            <text:p text:style-name="P13"><text:span text:style-name="T10">freeze</text:span></text:p>
          </draw:text-box>
        </draw:frame>
        <draw:frame draw:style-name="gr26" draw:text-style-name="P14" draw:layer="layout" svg:width="3cm" svg:height="1cm" svg:x="1.5cm" svg:y="18cm">
          <draw:text-box>
            <text:p text:style-name="P13"><text:span text:style-name="T10">freeze</text:span></text:p>
          </draw:text-box>
        </draw:frame>
        <draw:frame draw:style-name="gr26" draw:text-style-name="P15" draw:layer="layout" svg:width="3.5cm" svg:height="1cm" svg:x="1cm" svg:y="19cm">
          <draw:text-box>
            <text:p text:style-name="P13"><text:span text:style-name="T11">melt</text:span></text:p>
          </draw:text-box>
        </draw:frame>
        <draw:frame draw:style-name="gr26" draw:text-style-name="P15" draw:layer="layout" svg:width="3.5cm" svg:height="1cm" svg:x="1cm" svg:y="17cm">
          <draw:text-box>
            <text:p text:style-name="P13"><text:span text:style-name="T11">melt</text:span></text:p>
          </draw:text-box>
        </draw:frame>
        <draw:frame draw:style-name="gr26" draw:text-style-name="P15" draw:layer="layout" svg:width="3.5cm" svg:height="1cm" svg:x="1cm" svg:y="15cm">
          <draw:text-box>
            <text:p text:style-name="P13"><text:span text:style-name="T11">me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sdf" draw:style="axial" draw:start-color="#ccccff" draw:end-color="#729fcf" draw:start-intensity="100%" draw:end-intensity="100%" draw:angle="7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7-01-17T18:27:21.321491090</dc:date>
    <meta:editing-duration>PT7H17M6S</meta:editing-duration>
    <meta:editing-cycles>61</meta:editing-cycles>
    <meta:generator>LibreOffice/4.3.3.2$Linux_x86 LibreOffice_project/430m0$Build-2</meta:generator>
    <dc:creator>Akuli </dc:creator>
    <meta:document-statistic meta:object-count="393"/>
  </office:meta>
</office:document-meta>
</file>